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ae18" officeooo:paragraph-rsid="0014ae18"/>
    </style:style>
    <style:style style:name="P2" style:family="paragraph" style:parent-style-name="Standard">
      <style:text-properties fo:font-weight="bold" officeooo:rsid="0014ae18" officeooo:paragraph-rsid="0014ae18" style:font-weight-asian="bold" style:font-weight-complex="bold"/>
    </style:style>
    <style:style style:name="T1" style:family="text">
      <style:text-properties officeooo:rsid="001652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de nuevo, para esta ocasión vamos a hacer algo que puede llegar a complicarse pero en realidad es sencillo, porque digo que puede llegar a complicarse entonces?, pues porque necesitaremos de todas las herramientas que hemos estado viendo anteriormente, asi que una vez que adquirimos practica con ellas se nos facilitara mucho más esta tarea, que consiste en reducir expresiones algebraicas, esto como su nombre lo indica permite ver expresiones algebracias que de principio parecen muy grandes, con<text:span text:style-name="T1">v</text:span>ertirlas a expresiones mucho más pequeñas y más faciles de manipular es decir que si se hace bien esto, nos haremos la vida <text:span text:style-name="T1">matemática</text:span> más sencilla </text:p>
      <text:p text:style-name="P1"/>
      <text:p text:style-name="P2">ES MUY TEDIOSOS ESCRIBIR EN ESTE FORMATO ASI QUE LO TENGO ESCRITO EN UN CUADERNO COMPLEMENTARIO SON DOS EJEMPL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1:28:51.408000000</meta:creation-date>
    <dc:date>2020-03-20T07:38:24.113000000</dc:date>
    <meta:editing-duration>PT5M56S</meta:editing-duration>
    <meta:editing-cycles>2</meta:editing-cycles>
    <meta:generator>LibreOffice/6.1.1.2$Windows_X86_64 LibreOffice_project/5d19a1bfa650b796764388cd8b33a5af1f5baa1b</meta:generator>
    <meta:document-statistic meta:table-count="0" meta:image-count="0" meta:object-count="0" meta:page-count="1" meta:paragraph-count="2" meta:word-count="125" meta:character-count="780" meta:non-whitespace-character-count="655"/>
  </office:meta>
</office:document-meta>
</file>